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0A0000000BA8B841C0CD7AEEF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Verdana1" svg:font-family="Verdana, Arial"/>
    <style:font-face style:name="Verdana" svg:font-family="Verdana, Arial, Helvetica, sans-serif"/>
    <style:font-face style:name="inherit" svg:font-family="inherit"/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kaoPGothic1" svg:font-family="TakaoPGothic" style:font-family-generic="swiss" style:font-pitch="variable"/>
    <style:font-face style:name="FreeSans2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style:rel-width="100%" table:align="center" fo:background-color="#ffffff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354f81" fo:padding="0in" fo:border="none">
        <style:background-image/>
      </style:table-cell-properties>
    </style:style>
    <style:style style:name="P1" style:family="paragraph" style:parent-style-name="Standard">
      <style:text-properties officeooo:rsid="0010ef47" officeooo:paragraph-rsid="00187466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size="12pt" officeooo:rsid="00187466" officeooo:paragraph-rsid="00187466" style:font-size-asian="12pt" style:font-size-complex="12pt"/>
    </style:style>
    <style:style style:name="P7" style:family="paragraph" style:parent-style-name="Table_20_Contents">
      <style:text-properties fo:color="#ffffff"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87466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officeooo:paragraph-rsid="00187466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2" style:family="paragraph">
      <style:paragraph-properties fo:margin-left="0in" fo:margin-right="0in" fo:text-indent="0in"/>
      <style:text-properties style:font-name="F" fo:font-size="12pt"/>
    </style:style>
    <style:style style:name="P13" style:family="paragraph">
      <style:paragraph-properties fo:margin-left="0in" fo:margin-right="0in" fo:text-indent="0in"/>
      <style:text-properties fo:color="#000000" style:font-name="Verdana1" fo:font-size="12pt"/>
    </style:style>
    <style:style style:name="P14" style:family="paragraph">
      <style:paragraph-properties fo:margin-left="0in" fo:margin-right="0in" fo:text-indent="0in"/>
      <style:text-properties fo:color="#000000" style:font-name="F" fo:font-size="12pt"/>
    </style:style>
    <style:style style:name="P15" style:family="paragraph">
      <style:text-properties fo:color="#000000" style:font-name="Verdana1" fo:font-size="12pt"/>
    </style:style>
    <style:style style:name="P16" style:family="paragraph">
      <loext:graphic-properties draw:fill="none" draw:fill-color="#ffffff"/>
      <style:paragraph-properties fo:margin-left="0in" fo:margin-right="0in" fo:text-indent="0in"/>
      <style:text-properties style:font-name="F" fo:font-size="12pt"/>
    </style:style>
    <style:style style:name="P17" style:family="paragraph">
      <loext:graphic-properties draw:fill-color="#e6e6e6"/>
      <style:paragraph-properties fo:text-align="center"/>
    </style:style>
    <style:style style:name="T1" style:family="text">
      <style:text-properties fo:font-variant="normal" fo:text-transform="none" fo:color="#303336" style:font-name="inherit" fo:font-size="4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303336" style:font-name="inherit" fo:letter-spacing="normal" fo:font-style="normal" fo:font-weight="normal" fo:background-color="#eff0f1" loext:char-shading-value="0" loext:padding="0in" loext:border="none"/>
    </style:style>
    <style:style style:name="T3" style:family="text">
      <style:text-properties fo:font-variant="normal" fo:text-transform="none" fo:color="#303336" style:font-name="inherit" fo:font-size="12pt" fo:letter-spacing="normal" fo:font-style="normal" fo:font-weight="normal" fo:background-color="#eff0f1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303336" style:font-name="Consolas" fo:font-size="4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303336" style:font-name="Consolas" fo:letter-spacing="normal" fo:font-style="normal" fo:font-weight="normal" fo:background-color="#eff0f1" loext:char-shading-value="0" loext:padding="0in" loext:border="none"/>
    </style:style>
    <style:style style:name="T6" style:family="text">
      <style:text-properties fo:font-variant="normal" fo:text-transform="none" fo:color="#303336" style:font-name="Consolas" fo:font-size="12pt" fo:letter-spacing="normal" fo:font-style="normal" fo:font-weight="normal" fo:background-color="#eff0f1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fo:color="#303336" fo:letter-spacing="normal" fo:font-style="normal" fo:font-weight="normal" fo:background-color="#eff0f1" loext:char-shading-value="0" loext:padding="0in" loext:border="none"/>
    </style:style>
    <style:style style:name="T8" style:family="text">
      <style:text-properties fo:font-variant="normal" fo:text-transform="none" fo:color="#000000" style:font-name="Verdana" fo:letter-spacing="normal" fo:font-style="normal" fo:font-weight="normal"/>
    </style:style>
    <style:style style:name="T9" style:family="text">
      <style:text-properties fo:font-variant="normal" fo:text-transform="none" fo:color="#000000" style:font-name="Verdana" fo:letter-spacing="normal" fo:font-style="normal" fo:font-weight="normal" officeooo:rsid="00187466"/>
    </style:style>
    <style:style style:name="T10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Verdana" fo:font-size="12pt" fo:letter-spacing="normal" fo:font-style="normal" fo:font-weight="normal" officeooo:rsid="00187466" style:font-size-asian="12pt" style:font-size-complex="12pt"/>
    </style:style>
    <style:style style:name="T13" style:family="text">
      <style:text-properties fo:font-variant="normal" fo:text-transform="none" fo:color="#000000" style:font-name="Verdana" fo:font-size="3.40000009536743pt" fo:letter-spacing="normal" fo:font-style="normal" fo:font-weight="normal"/>
    </style:style>
    <style:style style:name="T14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0" style:family="text">
      <style:text-properties fo:font-variant="normal" fo:text-transform="none" fo:color="#242729" style:font-name="Consolas" fo:font-size="4pt" fo:letter-spacing="normal" fo:font-style="normal" fo:font-weight="normal" fo:background-color="#eff0f1" loext:char-shading-value="0" loext:padding="0in" loext:border="none"/>
    </style:style>
    <style:style style:name="T21" style:family="text">
      <style:text-properties fo:font-variant="normal" fo:text-transform="none" fo:color="#242729" style:font-name="Consolas" fo:letter-spacing="normal" fo:font-style="normal" fo:font-weight="normal" fo:background-color="#eff0f1" loext:char-shading-value="0" loext:padding="0in" loext:border="none"/>
    </style:style>
    <style:style style:name="T22" style:family="text">
      <style:text-properties fo:font-variant="normal" fo:text-transform="none" fo:color="#242729" style:font-name="Consolas" fo:font-size="12pt" fo:letter-spacing="normal" fo:font-style="normal" fo:font-weight="normal" officeooo:rsid="00187466" fo:background-color="#eff0f1" loext:char-shading-value="0" style:font-size-asian="12pt" style:font-size-complex="12pt" loext:padding="0in" loext:border="none"/>
    </style:style>
    <style:style style:name="T23" style:family="text">
      <style:text-properties fo:font-variant="normal" fo:text-transform="none" fo:color="#242729" style:font-name="Arial" fo:font-size="4.59999990463257pt" fo:letter-spacing="normal" fo:font-style="normal" fo:font-weight="normal"/>
    </style:style>
    <style:style style:name="T24" style:family="text">
      <style:text-properties fo:font-variant="normal" fo:text-transform="none" fo:color="#242729" style:font-name="Arial" fo:letter-spacing="normal" fo:font-style="normal" fo:font-weight="normal"/>
    </style:style>
    <style:style style:name="T25" style:family="text">
      <style:text-properties fo:font-variant="normal" fo:text-transform="none" fo:color="#242729" style:font-name="Arial" fo:font-size="12pt" fo:letter-spacing="normal" fo:font-style="normal" fo:font-weight="normal" officeooo:rsid="00187466" style:font-size-asian="12pt" style:font-size-complex="12pt"/>
    </style:style>
    <style:style style:name="T26" style:family="text">
      <style:text-properties fo:font-variant="normal" fo:text-transform="none" fo:color="#242729" fo:letter-spacing="normal" fo:font-style="normal" fo:font-weight="normal" fo:background-color="#eff0f1" loext:char-shading-value="0" loext:padding="0in" loext:border="none"/>
    </style:style>
    <style:style style:name="T27" style:family="text">
      <style:text-properties fo:font-variant="normal" fo:text-transform="none" fo:color="#242729" fo:font-size="12pt" fo:letter-spacing="normal" fo:font-style="normal" fo:font-weight="normal" fo:background-color="#eff0f1" loext:char-shading-value="0" style:font-size-asian="12pt" style:font-size-complex="12pt" loext:padding="0in" loext:border="none"/>
    </style:style>
    <style:style style:name="T28" style:family="text">
      <style:text-properties fo:font-variant="normal" fo:text-transform="none" fo:color="#005999" style:text-line-through-style="none" style:text-line-through-type="none" style:font-name="inherit" fo:font-size="4.59999990463257pt" fo:letter-spacing="normal" fo:font-style="normal" style:text-underline-style="none" fo:font-weight="normal" style:text-blinking="false" loext:padding="0in" loext:border="none"/>
    </style:style>
    <style:style style:name="T29" style:family="text">
      <style:text-properties fo:font-variant="normal" fo:text-transform="none" fo:color="#005999" style:text-line-through-style="none" style:text-line-through-type="none" style:font-name="inherit" fo:letter-spacing="normal" fo:font-style="normal" style:text-underline-style="none" fo:font-weight="normal" style:text-blinking="false" loext:padding="0in" loext:border="none"/>
    </style:style>
    <style:style style:name="T30" style:family="text">
      <style:text-properties fo:font-variant="normal" fo:text-transform="none" fo:color="#005999" style:text-line-through-style="none" style:text-line-through-type="none" style:font-name="inherit" fo:font-size="12pt" fo:letter-spacing="normal" fo:font-style="normal" style:text-underline-style="none" fo:font-weight="normal" officeooo:rsid="00187466" style:text-blinking="false" style:font-size-asian="12pt" style:font-size-complex="12pt" loext:padding="0in" loext:border="none"/>
    </style:style>
    <style:style style:name="T31" style:family="text">
      <style:text-properties fo:color="#303336" style:font-name="DejaVu Sans Mono" fo:font-size="10pt" fo:background-color="transparent" loext:char-shading-value="0" style:font-size-asian="10pt" style:font-size-complex="10pt" loext:padding="0in" loext:border="none"/>
    </style:style>
    <style:style style:name="T32" style:family="text">
      <style:text-properties fo:color="#303336" style:font-name="DejaVu Sans Mono" fo:font-size="10pt" officeooo:rsid="0010ef47" fo:background-color="transparent" loext:char-shading-value="0" style:font-size-asian="10pt" style:font-size-complex="10pt" loext:padding="0in" loext:border="none"/>
    </style:style>
    <style:style style:name="T33" style:family="text">
      <style:text-properties fo:color="#303336" fo:background-color="transparent" loext:char-shading-value="0" loext:padding="0in" loext:border="none"/>
    </style:style>
    <style:style style:name="T34" style:family="text">
      <style:text-properties fo:font-size="3.40000009536743pt" fo:font-weight="normal"/>
    </style:style>
    <style:style style:name="T35" style:family="text">
      <style:text-properties fo:font-weight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color="#000000" style:font-name="Verdana1" fo:font-size="15pt" style:font-size-asian="15pt" style:font-size-complex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26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draw:fill-color="#e6e6e6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post4670205"/><text:span text:style-name="T8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bookmark text:name="post46702051"/><draw:frame draw:style-name="fr1" draw:name="Image1" text:anchor-type="as-char" svg:width="0.0429in" svg:height="0.0472in" draw:z-index="0"><draw:image xlink:href="Pictures/100002000000000A0000000BA8B841C0CD7AEEFF.gif" xlink:type="simple" xlink:show="embed" xlink:actuate="onLoad"/><svg:title>Old</svg:title></draw:frame> <text:span text:style-name="T35">05-04-2012, 06:22 AM</text:span></text:p>
          </table:table-cell>
        </table:table-row>
      </table:table>
      <text:p text:style-name="P5"><draw:frame text:anchor-type="paragraph" draw:z-index="1" draw:name="Shape1" draw:style-name="gr1" draw:text-style-name="P16" svg:width="2.1567in" svg:height="5.4268in" svg:x="-0.0618in" svg:y="0.0071in"><draw:text-box><text:p text:style-name="P12"><text:span text:style-name="T38">it_tyyppi</text:span></text:p><text:p text:style-name="P13">LQ Newbie</text:p><text:p text:style-name="P14"/><text:p text:style-name="P15">Registered: May 2012</text:p><text:p text:style-name="P15">Posts: 7</text:p></draw:text-box></draw:frame><draw:rect text:anchor-type="paragraph" draw:z-index="2" draw:name="Shape2" draw:style-name="gr2" draw:text-style-name="P17" svg:width="5.3831in" svg:height="3.0031in" svg:x="2.0945in" svg:y="1.9398in"><text:p/></draw:rect><text:span text:style-name="T8">I figured it out myself but still thinking that there has to be a simpler way to do this (e.g. terminal that supports colored text with Linux clipboard, clipboard tweaks etc.).<text:line-break/><text:line-break/>To redirect stdout to multiple places I can use the tee command.<text:line-break/>The </text:span><text:span text:style-name="CODE"><text:span text:style-name="T19">aha</text:span></text:span><text:span text:style-name="T8"> (Ansi HTML Adapter) command was available in Ubuntu's default repository.<text:line-break/><text:line-break/>So here's what I did:<text:line-break/></text:span><text:span text:style-name="CODE"><text:span text:style-name="T17">#install aha<text:line-break/>sudo apt-get install aha<text:line-break/><text:line-break/>#access server with ssh, redirect output to both terminal and aha<text:line-break/>#aha creates outfile.html that includes the syntax highlighting<text:line-break/>ssh username@server | tee &gt;(aha &gt; outfile.html)<text:line-break/>#--run router commands here<text:line-break/>#--e.g. "export compact" in RouterOS outputs current configuration<text:line-break/>#--quit ssh session<text:line-break/><text:line-break/>#open outfile.html in Firefox<text:line-break/>firefox outfile.html &amp;</text:span></text:span><text:span text:style-name="T8"><text:line-break/><text:line-break/>I can now copy the colored output from firefox to LibreOffice writer via Ubuntu 12.04 clipboard.</text:span></text:p>
      <text:p text:style-name="Standard"><text:span text:style-name="T37">^ Source: </text:span><text:a xlink:type="simple" xlink:href="http://www.linuxquestions.org/questions/linux-desktop-74/preserve-colors-when-copy-pasting-from-terminal-943213/" text:style-name="Internet_20_link" text:visited-style-name="Visited_20_Internet_20_Link"><text:span text:style-name="T37">http://www.linuxquestions.org/questions/linux-desktop-74/preserve-colors-when-copy-pasting-from-terminal-943213/</text:span></text:a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8"><text:span text:style-name="CODE"><text:span text:style-name="T27">aha</text:span></text:span><text:span text:style-name="Source_20_Text"><text:span text:style-name="T22"> </text:span></text:span><text:span text:style-name="T25">is a C-language program, available in an Ubuntu package, at </text:span><text:a xlink:type="simple" xlink:href="http://ziz.delphigl.com/tool_aha.php" text:style-name="Internet_20_link" text:visited-style-name="Visited_20_Internet_20_Link">http://ziz.delphigl.com/tool_aha.php</text:a><text:span text:style-name="T30"> </text:span><text:span text:style-name="T25">or on github </text:span><text:a xlink:type="simple" xlink:href="https://github.com/theZiz/aha" text:style-name="Internet_20_link" text:visited-style-name="Visited_20_Internet_20_Link"><text:span text:style-name="T30">https://github.com/theZiz/aha</text:span></text:a><text:span text:style-name="T25">, that takes an input with terminal colors by pipe or file and puts a (w3c conform) HTML-File in stdout. Example:</text:span></text:p>
      <text:p text:style-name="P11"><text:span text:style-name="CODE"><text:span text:style-name="T7">ls --color=always | aha &gt; ls-output.htm</text:span></text:span></text:p>
      <text:p text:style-name="P9">or</text:p>
      <text:p text:style-name="P11"><text:span text:style-name="CODE"><text:span text:style-name="T7">ls --color=always | aha --black &gt; ls-output.htm</text:span></text:span></text:p>
      <text:p text:style-name="P9">for a terminal-like look with black background.</text:p>
      <text:p text:style-name="P10"><text:span text:style-name="T36"><text:line-break/></text:span><text:span text:style-name="T37">^ Source: </text:span><text:a xlink:type="simple" xlink:href="https://stackoverflow.com/questions/245121/a-library-to-convert-ansi-escapes-terminal-formatting-color-codes-to-html" text:style-name="Internet_20_link" text:visited-style-name="Visited_20_Internet_20_Link"><text:span text:style-name="T37">https://stackoverflow.com/questions/245121/a-library-to-convert-ansi-escapes-terminal-formatting-color-codes-to-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Verdana1" svg:font-family="Verdana, Arial"/>
    <style:font-face style:name="Verdana" svg:font-family="Verdana, Arial, Helvetica, sans-serif"/>
    <style:font-face style:name="inherit" svg:font-family="inherit"/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kaoPGothic1" svg:font-family="TakaoPGothic" style:font-family-generic="swiss" style:font-pitch="variable"/>
    <style:font-face style:name="FreeSans2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7-29T13:27:52.890805665</meta:creation-date>
    <dc:date>2017-07-29T13:35:13.218121741</dc:date>
    <dc:creator>Jason Ko</dc:creator>
    <meta:editing-duration>PT7M18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1" meta:paragraph-count="9" meta:word-count="202" meta:character-count="1492" meta:non-whitespace-character-count="1298"/>
  </office:meta>
</office:document-meta>
</file>